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001cm" table:align="margins" style:writing-mode="page"/>
    </style:style>
    <style:style style:name="Tableau1.A" style:family="table-column">
      <style:table-column-properties style:column-width="1.499cm" style:rel-column-width="5171*"/>
    </style:style>
    <style:style style:name="Tableau1.B" style:family="table-column">
      <style:table-column-properties style:column-width="8.001cm" style:rel-column-width="27596*"/>
    </style:style>
    <style:style style:name="Tableau1.D" style:family="table-column">
      <style:table-column-properties style:column-width="8.001cm" style:rel-column-width="27597*"/>
    </style:style>
    <style:style style:name="Tableau1.A1" style:family="table-cell">
      <style:table-cell-properties fo:padding="0.049cm" fo:border="none"/>
    </style:style>
    <style:style style:name="Tableau1.B1" style:family="table-cell">
      <style:table-cell-properties fo:padding="0.049cm" fo:border-left="none" fo:border-right="1pt solid #000000" fo:border-top="none" fo:border-bottom="none"/>
    </style:style>
    <style:style style:name="Tableau1.C1" style:family="table-cell">
      <style:table-cell-properties fo:padding="0cm" fo:border="none"/>
    </style:style>
    <style:style style:name="P1" style:family="paragraph" style:parent-style-name="Standard">
      <style:text-properties fo:font-size="14pt" fo:font-weight="bold" officeooo:rsid="0018c3dc" officeooo:paragraph-rsid="0018c3dc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.499cm" fo:margin-right="0cm" fo:text-indent="-0.499cm" style:auto-text-indent="false" style:writing-mode="page">
        <style:tab-stops/>
      </style:paragraph-properties>
      <style:text-properties style:font-name="Liberation Serif" fo:font-style="normal" officeooo:rsid="002535d4" officeooo:paragraph-rsid="002535d4"/>
    </style:style>
    <style:style style:name="P3" style:family="paragraph" style:parent-style-name="Standard">
      <style:paragraph-properties fo:margin-left="0.499cm" fo:margin-right="0cm" fo:text-indent="-0.499cm" style:auto-text-indent="false" style:writing-mode="page">
        <style:tab-stops/>
      </style:paragraph-properties>
      <style:text-properties style:font-name="Liberation Serif" fo:font-style="normal" fo:font-weight="bold" officeooo:rsid="002535d4" officeooo:paragraph-rsid="002535d4" style:font-weight-asian="bold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writing-mode="page">
        <style:tab-stops/>
      </style:paragraph-properties>
      <style:text-properties style:font-name="Liberation Serif" fo:font-style="normal" fo:font-weight="bold" officeooo:rsid="0025d8ae" officeooo:paragraph-rsid="0029dc67" style:font-weight-asian="bold" style:font-weight-complex="bold"/>
    </style:style>
    <style:style style:name="P5" style:family="paragraph" style:parent-style-name="Standard">
      <style:paragraph-properties fo:margin-left="0cm" fo:margin-right="0cm" fo:text-indent="0cm" style:auto-text-indent="false" style:writing-mode="page">
        <style:tab-stops/>
      </style:paragraph-properties>
      <style:text-properties style:font-name="Liberation Serif" fo:font-style="normal" fo:font-weight="bold" officeooo:rsid="0025d8ae" officeooo:paragraph-rsid="0025d8ae" style:font-weight-asian="bold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 style:writing-mode="page">
        <style:tab-stops/>
      </style:paragraph-properties>
      <style:text-properties style:font-name="Liberation Serif" fo:font-style="normal" fo:font-weight="bold" officeooo:rsid="00260ba7" officeooo:paragraph-rsid="0029dc67" style:font-weight-asian="bold" style:font-weight-complex="bold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 style:writing-mode="page">
        <style:tab-stops/>
      </style:paragraph-properties>
      <style:text-properties style:font-name="Liberation Serif" fo:font-style="normal" fo:font-weight="bold" officeooo:rsid="0026ea5f" officeooo:paragraph-rsid="0029dc67" style:font-weight-asian="bold" style:font-weight-complex="bold"/>
    </style:style>
    <style:style style:name="P8" style:family="paragraph" style:parent-style-name="Standard">
      <style:paragraph-properties fo:margin-left="0cm" fo:margin-right="0cm" fo:text-indent="0cm" style:auto-text-indent="false" style:writing-mode="page">
        <style:tab-stops/>
      </style:paragraph-properties>
      <style:text-properties style:font-name="Liberation Serif" fo:font-style="normal" officeooo:rsid="0018c3dc" officeooo:paragraph-rsid="0018c3dc"/>
    </style:style>
    <style:style style:name="P9" style:family="paragraph" style:parent-style-name="Standard">
      <style:paragraph-properties fo:margin-left="0cm" fo:margin-right="0cm" fo:text-indent="0cm" style:auto-text-indent="false" style:writing-mode="page">
        <style:tab-stops/>
      </style:paragraph-properties>
      <style:text-properties style:font-name="Liberation Serif" fo:font-style="normal" officeooo:rsid="0025d8ae" officeooo:paragraph-rsid="0029dc67"/>
    </style:style>
    <style:style style:name="P10" style:family="paragraph" style:parent-style-name="Standard">
      <style:paragraph-properties fo:margin-left="0cm" fo:margin-right="0cm" fo:text-indent="0cm" style:auto-text-indent="false" style:writing-mode="page">
        <style:tab-stops/>
      </style:paragraph-properties>
      <style:text-properties style:font-name="Liberation Serif" fo:font-style="normal" officeooo:rsid="0026ea5f" officeooo:paragraph-rsid="0029dc67"/>
    </style:style>
    <style:style style:name="P11" style:family="paragraph" style:parent-style-name="Standard">
      <style:paragraph-properties fo:margin-left="0cm" fo:margin-right="0cm" fo:text-indent="0cm" style:auto-text-indent="false" style:writing-mode="page">
        <style:tab-stops/>
      </style:paragraph-properties>
      <style:text-properties style:font-name="Liberation Serif" fo:font-style="normal" officeooo:rsid="00260ba7" officeooo:paragraph-rsid="0025d8ae"/>
    </style:style>
    <style:style style:name="P12" style:family="paragraph" style:parent-style-name="Standard">
      <style:paragraph-properties fo:margin-left="0cm" fo:margin-right="0cm" fo:text-indent="0cm" style:auto-text-indent="false" style:writing-mode="page">
        <style:tab-stops/>
      </style:paragraph-properties>
      <style:text-properties style:font-name="Liberation Serif" fo:font-style="normal" officeooo:rsid="00260ba7" officeooo:paragraph-rsid="0029dc67"/>
    </style:style>
    <style:style style:name="P13" style:family="paragraph" style:parent-style-name="Standard">
      <style:paragraph-properties fo:margin-left="0.499cm" fo:margin-right="0cm" fo:text-indent="-0.499cm" style:auto-text-indent="false" style:writing-mode="page">
        <style:tab-stops/>
      </style:paragraph-properties>
      <style:text-properties fo:font-weight="bold" officeooo:rsid="0025d8ae" officeooo:paragraph-rsid="00260ba7" style:font-weight-asian="bold" style:font-weight-complex="bold"/>
    </style:style>
    <style:style style:name="P14" style:family="paragraph" style:parent-style-name="Standard">
      <style:paragraph-properties fo:margin-left="0cm" fo:margin-right="0cm" fo:text-indent="0cm" style:auto-text-indent="false" style:writing-mode="page">
        <style:tab-stops/>
      </style:paragraph-properties>
      <style:text-properties fo:font-weight="bold" officeooo:rsid="0025d8ae" officeooo:paragraph-rsid="0025d8ae" style:font-weight-asian="bold" style:font-weight-complex="bold"/>
    </style:style>
    <style:style style:name="P15" style:family="paragraph" style:parent-style-name="Standard">
      <style:paragraph-properties fo:margin-left="0cm" fo:margin-right="0cm" fo:text-indent="0cm" style:auto-text-indent="false" style:writing-mode="page">
        <style:tab-stops/>
      </style:paragraph-properties>
      <style:text-properties officeooo:rsid="00260ba7" officeooo:paragraph-rsid="0029dc67"/>
    </style:style>
    <style:style style:name="P16" style:family="paragraph" style:parent-style-name="Standard">
      <style:paragraph-properties fo:margin-left="0cm" fo:margin-right="0cm" fo:text-indent="0cm" style:auto-text-indent="false" style:writing-mode="page">
        <style:tab-stops/>
      </style:paragraph-properties>
      <style:text-properties officeooo:paragraph-rsid="0029dc67"/>
    </style:style>
    <style:style style:name="P17" style:family="paragraph" style:parent-style-name="Standard" style:list-style-name="List_20_1">
      <style:paragraph-properties style:writing-mode="page">
        <style:tab-stops/>
      </style:paragraph-properties>
      <style:text-properties officeooo:rsid="0018c3dc" officeooo:paragraph-rsid="00260ba7"/>
    </style:style>
    <style:style style:name="P18" style:family="paragraph" style:parent-style-name="Standard" style:list-style-name="List_20_1">
      <style:paragraph-properties style:writing-mode="page">
        <style:tab-stops/>
      </style:paragraph-properties>
      <style:text-properties officeooo:rsid="0018c3dc" officeooo:paragraph-rsid="00232a2c"/>
    </style:style>
    <style:style style:name="P19" style:family="paragraph" style:parent-style-name="Standard" style:list-style-name="List_20_1">
      <style:paragraph-properties style:writing-mode="page">
        <style:tab-stops/>
      </style:paragraph-properties>
      <style:text-properties officeooo:rsid="0018c3dc" officeooo:paragraph-rsid="00275ed7"/>
    </style:style>
    <style:style style:name="P20" style:family="paragraph" style:parent-style-name="Standard" style:list-style-name="List_20_1">
      <style:paragraph-properties style:writing-mode="page">
        <style:tab-stops/>
      </style:paragraph-properties>
      <style:text-properties style:font-name="Liberation Serif" fo:font-style="normal" officeooo:rsid="001d612b" officeooo:paragraph-rsid="00232a2c"/>
    </style:style>
    <style:style style:name="P21" style:family="paragraph" style:parent-style-name="Standard" style:list-style-name="List_20_1">
      <style:paragraph-properties style:writing-mode="page">
        <style:tab-stops/>
      </style:paragraph-properties>
      <style:text-properties style:font-name="Liberation Serif" fo:font-style="normal" officeooo:rsid="001d612b" officeooo:paragraph-rsid="0025d8ae"/>
    </style:style>
    <style:style style:name="P22" style:family="paragraph" style:parent-style-name="Standard" style:list-style-name="List_20_1">
      <style:paragraph-properties style:writing-mode="page">
        <style:tab-stops/>
      </style:paragraph-properties>
      <style:text-properties style:font-name="Liberation Serif" fo:font-style="normal" officeooo:rsid="002535d4" officeooo:paragraph-rsid="002535d4"/>
    </style:style>
    <style:style style:name="P23" style:family="paragraph" style:parent-style-name="Standard" style:list-style-name="List_20_1">
      <style:paragraph-properties style:writing-mode="page">
        <style:tab-stops/>
      </style:paragraph-properties>
      <style:text-properties officeooo:paragraph-rsid="0025d8ae"/>
    </style:style>
    <style:style style:name="P24" style:family="paragraph" style:parent-style-name="Standard" style:list-style-name="List_20_1">
      <style:paragraph-properties style:writing-mode="page">
        <style:tab-stops/>
      </style:paragraph-properties>
      <style:text-properties officeooo:rsid="003057a9" officeooo:paragraph-rsid="003057a9"/>
    </style:style>
    <style:style style:name="T1" style:family="text">
      <style:text-properties style:font-name="Liberation Serif" fo:font-style="normal"/>
    </style:style>
    <style:style style:name="T2" style:family="text">
      <style:text-properties style:font-name="Liberation Serif" fo:font-style="normal" officeooo:rsid="001d612b"/>
    </style:style>
    <style:style style:name="T3" style:family="text">
      <style:text-properties style:font-name="Liberation Serif" fo:font-style="normal" officeooo:rsid="0022b2d9"/>
    </style:style>
    <style:style style:name="T4" style:family="text">
      <style:text-properties style:font-name="Liberation Serif" fo:font-style="normal" officeooo:rsid="00232a2c"/>
    </style:style>
    <style:style style:name="T5" style:family="text">
      <style:text-properties style:font-name="Liberation Serif" fo:font-style="normal" officeooo:rsid="001d808d"/>
    </style:style>
    <style:style style:name="T6" style:family="text">
      <style:text-properties style:font-name="Liberation Serif" fo:font-style="normal" officeooo:rsid="001f4333"/>
    </style:style>
    <style:style style:name="T7" style:family="text">
      <style:text-properties style:font-name="Liberation Serif" fo:font-style="normal" officeooo:rsid="00247e40"/>
    </style:style>
    <style:style style:name="T8" style:family="text">
      <style:text-properties style:font-name="Liberation Serif" fo:font-style="normal" officeooo:rsid="0025d8ae"/>
    </style:style>
    <style:style style:name="T9" style:family="text">
      <style:text-properties style:font-name="Liberation Serif" fo:font-style="normal" officeooo:rsid="00260ba7"/>
    </style:style>
    <style:style style:name="T10" style:family="text">
      <style:text-properties style:font-name="Liberation Serif" fo:font-style="normal" officeooo:rsid="0026ea5f"/>
    </style:style>
    <style:style style:name="T11" style:family="text">
      <style:text-properties style:font-name="Liberation Serif" fo:font-style="normal" officeooo:rsid="00275ed7"/>
    </style:style>
    <style:style style:name="T12" style:family="text">
      <style:text-properties style:font-name="Liberation Serif" fo:font-style="normal" officeooo:rsid="002a8d88"/>
    </style:style>
    <style:style style:name="T13" style:family="text">
      <style:text-properties style:font-name="Liberation Serif" fo:font-style="normal" officeooo:rsid="002eb36b"/>
    </style:style>
    <style:style style:name="T14" style:family="text">
      <style:text-properties style:font-name="Liberation Serif" fo:font-style="normal" officeooo:rsid="002ab377"/>
    </style:style>
    <style:style style:name="T15" style:family="text">
      <style:text-properties style:font-name="Liberation Serif" fo:font-style="normal" officeooo:rsid="002f05da"/>
    </style:style>
    <style:style style:name="T16" style:family="text">
      <style:text-properties style:font-name="Liberation Serif" fo:font-style="normal" officeooo:rsid="002f7a97"/>
    </style:style>
    <style:style style:name="T17" style:family="text">
      <style:text-properties style:font-name="Liberation Serif" fo:font-style="normal" officeooo:rsid="0030d82c"/>
    </style:style>
    <style:style style:name="T18" style:family="text">
      <style:text-properties officeooo:rsid="001ca194"/>
    </style:style>
    <style:style style:name="T19" style:family="text">
      <style:text-properties officeooo:rsid="0025d8ae"/>
    </style:style>
    <style:style style:name="T20" style:family="text">
      <style:text-properties officeooo:rsid="002a8d88"/>
    </style:style>
    <style:style style:name="T21" style:family="text">
      <style:text-properties officeooo:rsid="002e81cd"/>
    </style:style>
    <style:style style:name="T22" style:family="text">
      <style:text-properties officeooo:rsid="002f05da"/>
    </style:style>
    <style:style style:name="T23" style:family="text">
      <style:text-properties officeooo:rsid="003057a9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2">Entraînement au </text:span><text:span text:style-name="T18">calcul</text:span> <text:span text:style-name="T18">avec Aplusix web</text:span></text:p>
      <text:p text:style-name="Standard"/>
      <text:p text:style-name="P13">1) Première connexion :</text:p>
      <text:list xml:id="list1792264455" text:style-name="List_20_1">
        <text:list-item>
          <text:p text:style-name="P17">Sur <text:span text:style-name="T20">tfontanet.free.fr</text:span>, <text:span text:style-name="T20">choisir « Quatrième » puis « Accès à Aplusix web »</text:span><text:span text:style-name="T1"> (en haut) :</text:span></text:p>
        </text:list-item>
        <text:list-item>
          <text:p text:style-name="P18"><text:span text:style-name="T3">Si vous avez </text:span><text:span text:style-name="T4">le</text:span><text:span text:style-name="T3"> message : « Voulez-vous continuer votre travail du... », cl</text:span><text:span text:style-name="T4">iquer sur</text:span><text:span text:style-name="T3"> « N</text:span><text:span text:style-name="T11">e plus me le proposer</text:span><text:span text:style-name="T3"> »</text:span></text:p>
        </text:list-item>
        <text:list-item>
          <text:p text:style-name="P20">Attendre la « Préparation des données »</text:p>
        </text:list-item>
        <text:list-item>
          <text:p text:style-name="P18"><text:span text:style-name="T2">Choisir « Connexion et enregistrement du travail sur internet »,<text:line-break/></text:span><text:span text:style-name="T4">puis e</text:span><text:span text:style-name="T1">ntre</text:span><text:span text:style-name="T7">r</text:span><text:span text:style-name="T1"> votre email </text:span><text:span text:style-name="T16">personnel</text:span><text:span text:style-name="T12"> </text:span><text:span text:style-name="T1">et choisi</text:span><text:span text:style-name="T7">r</text:span><text:span text:style-name="T1"> un mot de passe </text:span><text:span text:style-name="T12">simple que vous noterez</text:span><text:span text:style-name="T1"> sur votre agenda pour ne pas l’oublier !</text:span></text:p>
        </text:list-item>
        <text:list-item>
          <text:p text:style-name="P18"><text:span text:style-name="T9">C</text:span><text:span text:style-name="T3">hoisir « Créer un compte »,<text:line-break/></text:span><text:span text:style-name="T4">puis u</text:span><text:span text:style-name="T1">ne fois connecté, </text:span><text:span text:style-name="T5">clique</text:span><text:span text:style-name="T7">r</text:span><text:span text:style-name="T1"> </text:span><text:span text:style-name="T5">en haut à droite</text:span><text:span text:style-name="T1"> sur </text:span><text:span text:style-name="T5">les 3 barres horizontales</text:span><text:span text:style-name="T1">,<text:line-break/></text:span><text:span text:style-name="T4">c</text:span><text:span text:style-name="T6">hoisir</text:span><text:span text:style-name="T1"> « </text:span><text:span text:style-name="T6">Tuteur</text:span><text:span text:style-name="T1"> », </text:span><text:span text:style-name="T6">puis « Fournir l’email du tuteur », entrer « smpfontanet@gmail.com », </text:span><text:span text:style-name="T7">puis « Ok »</text:span></text:p>
        </text:list-item>
        <text:list-item>
          <text:p text:style-name="P22">Cliquer sur l’email (en haut) et se déconnecter</text:p>
        </text:list-item>
      </text:list>
      <text:p text:style-name="P2"/>
      <text:p text:style-name="P3"><text:span text:style-name="T19">2) </text:span><text:span text:style-name="T21">Connexions suivantes</text:span> :</text:p>
      <text:list xml:id="list184226718859934" text:continue-numbering="true" text:style-name="List_20_1">
        <text:list-item>
          <text:p text:style-name="P19"><text:span text:style-name="T3">Si vous avez </text:span><text:span text:style-name="T4">le</text:span><text:span text:style-name="T3"> message : « Voulez-vous continuer votre travail du... », cl</text:span><text:span text:style-name="T4">iquer sur</text:span><text:span text:style-name="T3"> « N</text:span><text:span text:style-name="T11">e plus me le proposer</text:span><text:span text:style-name="T3"> »</text:span></text:p>
        </text:list-item>
        <text:list-item>
          <text:p text:style-name="P20">Attendre la « Préparation des données »</text:p>
        </text:list-item>
        <text:list-item>
          <text:p text:style-name="P21">Choisir « Connexion et enregistrement du travail sur internet »</text:p>
        </text:list-item>
        <text:list-item>
          <text:p text:style-name="P22">Lors du message « Voulez-vous envoyer un email à votre tuteur... », cliquer sur « oui »</text:p>
        </text:list-item>
        <text:list-item>
          <text:p text:style-name="P22">Faire les exercices, en vérifiant que le « pourcentage de résolu » (en haut) évolue normalement</text:p>
        </text:list-item>
      </text:list>
      <text:p text:style-name="P8"/>
      <text:p text:style-name="P14"><text:span text:style-name="T15">3) </text:span><text:span text:style-name="T1">Raccourcis clavier :</text:span></text:p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row>
          <table:table-cell table:style-name="Tableau1.A1" office:value-type="string">
            <text:p text:style-name="P6">entrée</text:p>
            <text:p text:style-name="P7">^</text:p>
            <text:p text:style-name="P4">rac</text:p>
          </table:table-cell>
          <table:table-cell table:style-name="Tableau1.B1" office:value-type="string">
            <text:p text:style-name="P15"><text:span text:style-name="T1">duplique la dernière lign</text:span><text:span text:style-name="T10">e</text:span></text:p>
            <text:p text:style-name="P10"><text:span text:style-name="T19">se transforme en</text:span> puissance</text:p>
            <text:p text:style-name="P16"><text:span text:style-name="T8">se transforme en </text:span><draw:frame draw:style-name="fr1" draw:name="Objet3" text:anchor-type="as-char" svg:y="-0.415cm" svg:width="0.794cm" svg:height="0.504cm" draw:z-index="0"><draw:object xlink:href="./Object 2" xlink:type="simple" xlink:show="embed" xlink:actuate="onLoad"/><draw:image xlink:href="./ObjectReplacements/Object 2" xlink:type="simple" xlink:show="embed" xlink:actuate="onLoad"/><svg:desc>formule</svg:desc></draw:frame></text:p>
          </table:table-cell>
          <table:table-cell table:style-name="Tableau1.C1" office:value-type="string">
            <text:p text:style-name="P4">&lt;&gt;</text:p>
            <text:p text:style-name="P4">pi</text:p>
          </table:table-cell>
          <table:table-cell table:style-name="Tableau1.C1" office:value-type="string">
            <text:p text:style-name="P9">se transforme en ≠</text:p>
            <text:p text:style-name="P12">se transforme en π</text:p>
          </table:table-cell>
        </table:table-row>
      </table:table>
      <text:p text:style-name="P11"/>
      <text:p text:style-name="P5"><text:span text:style-name="T22">4) </text:span>Remarque<text:span text:style-name="T23">s</text:span> :</text:p>
      <text:list xml:id="list184228025650781" text:continue-numbering="true" text:style-name="List_20_1">
        <text:list-item>
          <text:p text:style-name="P23"><text:span text:style-name="T8">Pour Aplusix, l'écriture </text:span><text:span text:style-name="T8"><draw:frame draw:style-name="fr1" draw:name="Objet1" text:anchor-type="as-char" svg:y="-0.437cm" svg:width="1.244cm" svg:height="0.527cm" draw:z-index="1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8"><text:s/></text:span><text:span text:style-name="T13">n’est pas</text:span><text:span text:style-name="T8"> un résultat </text:span><text:span text:style-name="T13">final</text:span><text:span text:style-name="T8"> car il attend 7</text:span><text:span text:style-name="T14">2</text:span><text:span text:style-name="T8">.</text:span></text:p>
        </text:list-item>
        <text:list-item>
          <text:p text:style-name="P24"><text:span text:style-name="T8">S</text:span><text:span text:style-name="T1">i au démarrage, Aplusix ne vous propose plus de vous connecter, </text:span><text:span text:style-name="T17">vous pouvez réinitialiser le site :<text:line-break/>Google chrome/Paramètres/Sécurité et confidentialité/Cookies tiers/Voir toutes les données et autorisations des sites/epsilon-publi.net/Supprimer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8T09:51:09.506000000</meta:creation-date>
    <dc:date>2023-10-05T18:42:26.342351999</dc:date>
    <meta:editing-duration>PT1H44M21S</meta:editing-duration>
    <meta:editing-cycles>26</meta:editing-cycles>
    <meta:generator>LibreOffice/7.3.7.2$Linux_X86_64 LibreOffice_project/30$Build-2</meta:generator>
    <meta:document-statistic meta:table-count="1" meta:image-count="0" meta:object-count="2" meta:page-count="1" meta:paragraph-count="28" meta:word-count="296" meta:character-count="1650" meta:non-whitespace-character-count="1393"/>
  </office:meta>
</office:document-meta>
</file>

<file path=Object 2/content.xml><?xml version="1.0" encoding="utf-8"?>
<math xmlns="http://www.w3.org/1998/Math/MathML" display="block">
  <semantics>
    <msqrt>
      <mspace width="4em"/>
    </msqrt>
    <annotation encoding="StarMath 5.0">sqrt{ ~ ~ }</annotation>
  </semantics>
</math>
</file>

<file path=Object 3/content.xml><?xml version="1.0" encoding="utf-8"?>
<math xmlns="http://www.w3.org/1998/Math/MathML" display="block">
  <semantics>
    <mrow>
      <msup>
        <mn>3</mn>
        <mn>2</mn>
      </msup>
      <mo stretchy="false">×</mo>
      <msup>
        <mn>2</mn>
        <mn>3</mn>
      </msup>
    </mrow>
    <annotation encoding="StarMath 5.0">{3}^{2} times {2}^{3}</annotation>
  </semantics>
</math>
</file>